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E000000DE7C36DA48070018DF.png" manifest:media-type="image/png"/>
  <manifest:file-entry manifest:full-path="Pictures/1000020100000279000001F010EE3B64BC0F9257.png" manifest:media-type="image/png"/>
  <manifest:file-entry manifest:full-path="Pictures/1000020100000279000001F080720CD7B00273F4.png" manifest:media-type="image/png"/>
  <manifest:file-entry manifest:full-path="Pictures/1000020100000564000001FCCAAF13AF69180D62.png" manifest:media-type="image/png"/>
  <manifest:file-entry manifest:full-path="Pictures/100002010000035000000400078A66FD8C7465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12.048cm, 1.524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8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5.3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0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4.26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752cm"/>
    </style:style>
    <style:style style:name="gr9" style:family="graphic" style:parent-style-name="standard">
      <style:graphic-properties draw:stroke="none" draw:fill="none" draw:fill-color="#729fcf" fo:min-height="2.515cm"/>
    </style:style>
    <style:style style:name="gr10" style:family="graphic" style:parent-style-name="standard">
      <style:graphic-properties draw:stroke="none" draw:fill="none" draw:fill-color="#729fcf" fo:min-height="1.626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15pt" style:font-size-asian="15pt" style:font-size-complex="15pt"/>
    </style:style>
    <style:style style:name="P4" style:family="paragraph">
      <loext:graphic-properties draw:fill="none" draw:fill-color="#ffffff"/>
      <style:text-properties fo:color="#ffffff" fo:font-size="22pt" fo:font-weight="bold" style:font-size-asian="22pt" style:font-weight-asian="bold" style:font-size-complex="22pt" style:font-weight-complex="bold"/>
    </style:style>
    <style:style style:name="P5" style:family="paragraph">
      <loext:graphic-properties draw:fill="none" draw:fill-color="#ffffff"/>
      <style:text-properties fo:color="#ffffff" fo:font-size="26pt" fo:font-weight="normal" style:font-size-asian="26pt" style:font-weight-asian="normal" style:font-size-complex="26pt" style:font-weight-complex="normal"/>
    </style:style>
    <style:style style:name="P6" style:family="paragraph">
      <loext:graphic-properties draw:fill="none" draw:fill-color="#ffffff"/>
      <style:text-properties fo:color="#ffffff" fo:font-size="20pt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729fcf"/>
      <style:text-properties fo:color="#eeeeee"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="none" draw:fill-color="#729fcf"/>
      <style:text-properties fo:color="#eeeeee" fo:font-style="normal" fo:font-weight="bold" style:font-style-asian="normal" style:font-weight-asian="bold" style:font-style-complex="normal" style:font-weight-complex="bold"/>
    </style:style>
    <style:style style:name="P9" style:family="paragraph">
      <style:paragraph-properties fo:text-align="center"/>
    </style:style>
    <style:style style:name="T1" style:family="text">
      <style:text-properties fo:color="#ffffff" fo:font-size="13pt" style:font-size-asian="13pt" style:font-size-complex="13pt"/>
    </style:style>
    <style:style style:name="T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eeeeee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color="#eeeee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47cm" svg:height="13.122cm" svg:x="2.087cm" svg:y="-0.951cm">
          <draw:image xlink:href="Pictures/1000020100000279000001F080720CD7B00273F4.png" xlink:type="simple" xlink:show="embed" xlink:actuate="onLoad">
            <text:p/>
          </draw:image>
        </draw:frame>
        <draw:frame draw:style-name="gr2" draw:text-style-name="P1" draw:layer="layout" svg:width="3.866cm" svg:height="34.798cm" svg:x="-0.524cm" svg:y="-1.413cm">
          <draw:image xlink:href="Pictures/1000020100000279000001F010EE3B64BC0F9257.png" xlink:type="simple" xlink:show="embed" xlink:actuate="onLoad">
            <text:p/>
          </draw:image>
        </draw:frame>
        <draw:frame draw:style-name="gr2" draw:text-style-name="P1" draw:layer="layout" svg:width="3.866cm" svg:height="34.798cm" svg:x="18.216cm" svg:y="-2.302cm">
          <draw:image xlink:href="Pictures/1000020100000279000001F010EE3B64BC0F9257.png" xlink:type="simple" xlink:show="embed" xlink:actuate="onLoad">
            <text:p/>
          </draw:image>
        </draw:frame>
        <draw:frame draw:style-name="gr2" draw:text-style-name="P1" draw:layer="layout" svg:width="16.475cm" svg:height="3.28cm" svg:x="3.011cm" svg:y="-1.402cm">
          <draw:image xlink:href="Pictures/1000020100000279000001F010EE3B64BC0F9257.png" xlink:type="simple" xlink:show="embed" xlink:actuate="onLoad">
            <text:p/>
          </draw:image>
        </draw:frame>
        <draw:frame draw:style-name="gr2" draw:text-style-name="P1" draw:layer="layout" svg:width="16.249cm" svg:height="19.177cm" svg:x="2.912cm" svg:y="10.906cm">
          <draw:image xlink:href="Pictures/1000020100000279000001F010EE3B64BC0F9257.png" xlink:type="simple" xlink:show="embed" xlink:actuate="onLoad">
            <text:p/>
          </draw:image>
        </draw:frame>
        <draw:frame draw:style-name="gr3" draw:text-style-name="P2" draw:layer="layout" svg:width="5.2cm" svg:height="1.954cm" svg:x="14.716cm" svg:y="24.387cm">
          <draw:image xlink:href="Pictures/1000020100000564000001FCCAAF13AF69180D62.png" xlink:type="simple" xlink:show="embed" xlink:actuate="onLoad">
            <text:p/>
          </draw:image>
        </draw:frame>
        <draw:frame draw:style-name="gr4" draw:text-style-name="P3" draw:layer="layout" svg:width="12.319cm" svg:height="3.095cm" svg:x="14.843cm" svg:y="27.153cm">
          <draw:text-box>
            <text:p><text:span text:style-name="T1"><text:a xlink:href="mailto:linuxupc@linuxupc.upc.edu" xlink:type="simple">linuxupc@linuxupc.upc.edu</text:a></text:span></text:p>
            <text:p><text:span text:style-name="T1">www.linuxupc.upc.edu</text:span></text:p>
          </draw:text-box>
        </draw:frame>
        <draw:frame draw:style-name="gr3" draw:text-style-name="P2" draw:layer="layout" svg:width="3.512cm" svg:height="4.241cm" svg:x="11.187cm" svg:y="3.506cm">
          <draw:image xlink:href="Pictures/100002010000035000000400078A66FD8C746579.png" xlink:type="simple" xlink:show="embed" xlink:actuate="onLoad">
            <text:p/>
          </draw:image>
        </draw:frame>
        <draw:frame draw:style-name="gr5" draw:text-style-name="P4" draw:layer="layout" svg:width="15.886cm" svg:height="1.195cm" svg:x="1.116cm" svg:y="11.34cm">
          <draw:text-box>
            <text:p><text:span text:style-name="T2">Taller introductori al terminal de Linux</text:span></text:p>
          </draw:text-box>
        </draw:frame>
        <draw:frame draw:style-name="gr6" draw:text-style-name="P5" draw:layer="layout" svg:width="7.576cm" svg:height="1.119cm" svg:x="3.33cm" svg:y="13.197cm">
          <draw:text-box>
            <text:p><text:span text:style-name="T3">27 Setembre 12-14h</text:span></text:p>
          </draw:text-box>
        </draw:frame>
        <draw:frame draw:style-name="gr7" draw:text-style-name="P6" draw:layer="layout" svg:width="14.764cm" svg:height="1.195cm" svg:x="1.254cm" svg:y="15.28cm">
          <draw:text-box>
            <text:p><text:span text:style-name="T2">Intall Party </text:span><text:span text:style-name="T4">(t’ajudem a instalar Linux)</text:span></text:p>
          </draw:text-box>
        </draw:frame>
        <draw:frame draw:style-name="gr8" draw:text-style-name="P4" draw:layer="layout" svg:width="10.252cm" svg:height="1.119cm" svg:x="3.702cm" svg:y="17.464cm">
          <draw:text-box>
            <text:p><text:span text:style-name="T5">21 </text:span><text:span text:style-name="T3">Setembre</text:span><text:span text:style-name="T5"> 12-14 i 15-16h</text:span></text:p>
          </draw:text-box>
        </draw:frame>
        <draw:frame draw:style-name="gr9" draw:text-style-name="P7" draw:layer="layout" svg:width="12.954cm" svg:height="2.765cm" svg:x="0.619cm" svg:y="24.778cm">
          <draw:text-box>
            <text:p><text:span text:style-name="T6">linuxupc.upc.edu/post/a</text:span></text:p>
          </draw:text-box>
        </draw:frame>
        <draw:frame draw:style-name="gr10" draw:text-style-name="P8" draw:layer="layout" svg:width="12.954cm" svg:height="1.876cm" svg:x="1cm" svg:y="21.184cm">
          <draw:text-box>
            <text:p><text:span text:style-name="T7">+ info e inscripcións</text:span></text:p>
          </draw:text-box>
        </draw:frame>
        <draw:frame draw:style-name="gr11" draw:text-style-name="P9" draw:layer="layout" svg:width="5.238cm" svg:height="5.238cm" svg:x="15.066cm" svg:y="18.222cm">
          <draw:image xlink:href="Pictures/10000201000000DE000000DE7C36DA48070018D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1:57:40.665936230</meta:creation-date>
    <dc:date>2017-09-18T15:58:17.694693101</dc:date>
    <meta:editing-duration>PT24M12S</meta:editing-duration>
    <meta:editing-cycles>4</meta:editing-cycles>
    <meta:generator>LibreOffice/5.1.6.2$Linux_X86_64 LibreOffice_project/10m0$Build-2</meta:generator>
    <meta:document-statistic meta:object-count="15"/>
  </office:meta>
</office:document-meta>
</file>